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0f9ad8" officeooo:paragraph-rsid="000f9ad8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dea73" style:font-size-asian="14pt" style:font-size-complex="14pt"/>
    </style:style>
    <style:style style:name="P4" style:family="paragraph" style:parent-style-name="Standard">
      <style:text-properties style:font-name="Times New Roman" fo:font-size="14pt" officeooo:rsid="000dea73" officeooo:paragraph-rsid="000dea73" style:font-size-asian="14pt" style:font-size-complex="14pt"/>
    </style:style>
    <style:style style:name="P5" style:family="paragraph" style:parent-style-name="Standard">
      <style:text-properties style:font-name="Times New Roman" fo:font-size="14pt" officeooo:rsid="000dea73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088b53" style:font-size-asian="14pt" style:font-size-complex="14pt"/>
    </style:style>
    <style:style style:name="P7" style:family="paragraph" style:parent-style-name="Standard">
      <style:text-properties style:font-name="Times New Roman" fo:font-size="14pt" officeooo:rsid="0015aaa7" officeooo:paragraph-rsid="0015aaa7" style:font-size-asian="14pt" style:font-size-complex="14pt"/>
    </style:style>
    <style:style style:name="P8" style:family="paragraph" style:parent-style-name="Standard">
      <style:text-properties style:font-name="Times New Roman" fo:font-size="14pt" officeooo:paragraph-rsid="000f9ad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style:font-name="Times New Roman" fo:font-size="14pt" officeooo:paragraph-rsid="0015aaa7" style:font-size-asian="14pt" style:font-size-complex="14pt"/>
    </style:style>
    <style:style style:name="P11" style:family="paragraph" style:parent-style-name="Standard">
      <style:text-properties style:font-name="Times New Roman" fo:font-size="14pt" officeooo:paragraph-rsid="0013b2b4" style:font-size-asian="14pt" style:font-size-complex="14pt"/>
    </style:style>
    <style:style style:name="P12" style:family="paragraph" style:parent-style-name="Standard">
      <style:text-properties style:font-name="Times New Roman" fo:font-size="14pt" officeooo:rsid="001d6ab8" officeooo:paragraph-rsid="001d6ab8" style:font-size-asian="14pt" style:font-size-complex="14pt"/>
    </style:style>
    <style:style style:name="P13" style:family="paragraph" style:parent-style-name="Standard">
      <style:text-properties style:font-name="Times New Roman" fo:font-size="14pt" fo:language="en" fo:country="US" officeooo:rsid="00116c6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8pt" officeooo:paragraph-rsid="0015aaa7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style:font-name="Times New Roman" fo:font-size="14pt" officeooo:paragraph-rsid="001516f4" style:font-size-asian="14pt" style:font-size-complex="14pt"/>
    </style:style>
    <style:style style:name="P18" style:family="paragraph" style:parent-style-name="Text_20_body" style:list-style-name="L1">
      <style:text-properties style:font-name="Times New Roman" fo:font-size="14pt" officeooo:rsid="0015aaa7" officeooo:paragraph-rsid="0015aaa7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16f4"/>
    </style:style>
    <style:style style:name="T3" style:family="text">
      <style:text-properties fo:language="en" fo:country="US" officeooo:rsid="0015aaa7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5aaa7"/>
    </style:style>
    <style:style style:name="T6" style:family="text">
      <style:text-properties officeooo:rsid="00088b53"/>
    </style:style>
    <style:style style:name="T7" style:family="text">
      <style:text-properties officeooo:rsid="0008fd52"/>
    </style:style>
    <style:style style:name="T8" style:family="text">
      <style:text-properties officeooo:rsid="000a9064"/>
    </style:style>
    <style:style style:name="T9" style:family="text">
      <style:text-properties officeooo:rsid="000dea73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15aaa7" style:font-size-asian="14pt" style:font-size-complex="14pt"/>
    </style:style>
    <style:style style:name="T12" style:family="text">
      <style:text-properties style:font-name="Times New Roman" fo:font-size="14pt" officeooo:rsid="001516f4" style:font-size-asian="14pt" style:font-size-complex="14pt"/>
    </style:style>
    <style:style style:name="T13" style:family="text">
      <style:text-properties style:font-name="Times New Roman" fo:font-size="14pt" fo:language="en" fo:country="US" officeooo:rsid="001516f4" style:font-size-asian="14pt" style:font-size-complex="14pt"/>
    </style:style>
    <style:style style:name="T14" style:family="text">
      <style:text-properties style:font-name="Times New Roman" fo:font-size="14pt" fo:language="en" fo:country="US" officeooo:rsid="0015aaa7" style:font-size-asian="14pt" style:font-size-complex="14pt"/>
    </style:style>
    <style:style style:name="T15" style:family="text">
      <style:text-properties style:font-name="Times New Roman" fo:font-size="14pt" fo:language="ru" fo:country="RU" officeooo:rsid="001516f4" style:font-size-asian="14pt" style:font-size-complex="14pt"/>
    </style:style>
    <style:style style:name="T16" style:family="text">
      <style:text-properties style:font-name="Times New Roman" fo:font-size="14pt" fo:language="ru" fo:country="RU" officeooo:rsid="0015aaa7" style:font-size-asian="14pt" style:font-size-complex="14pt"/>
    </style:style>
    <style:style style:name="T17" style:family="text">
      <style:text-properties fo:color="#000000" loext:opacity="100%" fo:letter-spacing="normal" fo:font-style="italic" fo:font-weight="normal" fo:background-color="transparent" loext:char-shading-value="0"/>
    </style:style>
    <style:style style:name="T18" style:family="text">
      <style:text-properties officeooo:rsid="001516f4"/>
    </style:style>
    <style:style style:name="T19" style:family="text">
      <style:text-properties officeooo:rsid="0015aaa7"/>
    </style:style>
    <style:style style:name="T20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Наименование проекта</text:p>
      <text:p text:style-name="P10"><text:span text:style-name="T8">Разработка программного модуля </text:span>"Система учета и анализа данных о клиентах в сфере телекоммуникаций"</text:p>
      <text:p text:style-name="P14">Цель проекта</text:p>
      <text:p text:style-name="P10">Создание программы для учета информации о клиентах, тарифах, договорах, <text:s/>и используемых услугах в сфере телекоммуникаций с возможностью анализа данных.</text:p>
      <text:p text:style-name="P9"><text:s/><text:span text:style-name="T20">Требования к функциональности</text:span></text:p>
      <text:p text:style-name="P1"/>
      <text:p text:style-name="P1">- Программа должна быть написана на языке Python с использованием библиотеки PyQt для создания графического интерфейса.</text:p>
      <text:p text:style-name="P13"/>
      <text:p text:style-name="P1">-Для хранения данных необходимо использовать базу данных SQLite.</text:p>
      <text:p text:style-name="P8"/>
      <text:p text:style-name="P3">- Программа должна предоставлять возможность просмотра и анализа данных из таблиц базы данных.</text:p>
      <text:p text:style-name="P3"/>
      <text:p text:style-name="P4">- Требуется реализовать возможность добавления новых записей в базу данных, редактирования и удаления устаревших данных.</text:p>
      <text:p text:style-name="P1"/>
      <text:p text:style-name="P1">- Графический интерфейс должен содержать формы для входа «<text:span text:style-name="T19">Администраторов», «Модераторов»</text:span> и регистрации пользователей.</text:p>
      <text:p text:style-name="P1"/>
      <text:p text:style-name="P6">- Долж<text:span text:style-name="T6">ен быть </text:span><text:span text:style-name="T9">реализован «Администратор»</text:span><text:span text:style-name="T6"> который</text:span> может выдавать <text:span text:style-name="T19">уровень доступа «Модератор»</text:span> другим пользователям. <text:span text:style-name="T7">Без этого «</text:span><text:span text:style-name="T19">Пользователь»</text:span><text:span text:style-name="T7"> не сможет зайти в программу.</text:span></text:p>
      <text:p text:style-name="P1"/>
      <text:p text:style-name="P1">- <text:span text:style-name="T9">Главная форма должна иметь </text:span>функционал переключения между таблицами и анализа данных.</text:p>
      <text:p text:style-name="P2"/>
      <text:p text:style-name="P2">-Анализ данных включает в себя запрос в базу данных с определенными критериями, например наибольшее количество используемых тарифов в Главной таблице</text:p>
      <text:p text:style-name="P5"/>
      <text:p text:style-name="P15">Структура базы данных:</text:p>
      <text:p text:style-name="P1"/>
      <text:list text:style-name="L1">
        <text:list-item>
          <text:p text:style-name="P16"><text:span text:style-name="T10">Таблица </text:span><text:span text:style-name="Source_20_Text"><text:span text:style-name="T10">Clients</text:span></text:span><text:span text:style-name="T10"> содержит информацию о клиентах (</text:span><text:span text:style-name="T13">id, </text:span><text:span text:style-name="T15">номер договора, </text:span><text:span text:style-name="T16">ФИО</text:span><text:span text:style-name="T10">, </text:span><text:span text:style-name="T11">Баланс,</text:span><text:span text:style-name="T10"> номер телефона, электронная почта и адрес).</text:span></text:p>
        </text:list-item>
        <text:list-item>
          <text:p text:style-name="P16"><text:span text:style-name="T10">Таблица </text:span><text:span text:style-name="Source_20_Text"><text:span text:style-name="T10">ServiceTypes</text:span></text:span><text:span text:style-name="T10"> содержит типы услуг (</text:span><text:span text:style-name="T13">id, </text:span><text:span text:style-name="T10">мобильная связь, интернет, телевидение).</text:span></text:p>
        </text:list-item>
        <text:list-item>
          <text:p text:style-name="P16"><text:soft-page-break/><text:span text:style-name="T10">Таблица </text:span><text:span text:style-name="Source_20_Text"><text:span text:style-name="T10">Services</text:span></text:span><text:span text:style-name="T10"> содержит информацию о предоставляемых услугах (</text:span><text:span text:style-name="T13">id,</text:span><text:span text:style-name="T10"> </text:span><text:span text:style-name="T14">id</text:span><text:span text:style-name="T16">_тип услуги</text:span><text:span text:style-name="T12">, описание услуги, цена</text:span><text:span text:style-name="T10">).</text:span></text:p>
        </text:list-item>
        <text:list-item>
          <text:p text:style-name="P17"><text:span text:style-name="T18">Таблица Аgreements содержит информацию о подписках клиентов на услуги(</text:span><text:span text:style-name="T2">id, </text:span><text:span text:style-name="T3">id_</text:span><text:span text:style-name="T5">клиента, </text:span><text:span text:style-name="T3">id_</text:span><text:span text:style-name="T5">услуги, дата подключения услуги</text:span><text:span text:style-name="T3">)</text:span></text:p>
        </text:list-item>
        <text:list-item>
          <text:p text:style-name="P18"><text:span text:style-name="T4">Таблица Staff содержит информацию о сотрудниках(</text:span><text:span text:style-name="T1">id, </text:span><text:span text:style-name="T4">фио сотрудника, Уровень доступа)</text:span></text:p>
        </text:list-item>
      </text:list>
      <text:p text:style-name="P7"/>
      <text:p text:style-name="P15">Дополнительные требования:</text:p>
      <text:p text:style-name="P1"/>
      <text:p text:style-name="P1">- Программа должна обеспечивать защиту данных пользователей и обладать удобным и интуитивно понятным интерфейсом.</text:p>
      <text:p text:style-name="P1"/>
      <text:p text:style-name="P1"/>
      <text:p text:style-name="P1">Срок выполнения проекта: [<text:span text:style-name="T7">27.11.2023-01.12.2023</text:span>].</text:p>
      <text:p text:style-name="P11">Руководитель проекта: [<text:span text:style-name="T17">Назаров В. Ю</text:span>]</text:p>
      <text:p text:style-name="P12">Студент выполняющий проект: <text:span text:style-name="T1">[</text:span><text:span text:style-name="T4">Зайцев Глеб Владиславович</text:span><text:span text:style-name="T1">]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5T16:48:26.654000000</meta:creation-date>
    <dc:date>2023-11-26T23:12:25.319000000</dc:date>
    <meta:editing-duration>PT5H58M49S</meta:editing-duration>
    <meta:editing-cycles>6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24" meta:word-count="260" meta:character-count="2057" meta:non-whitespace-character-count="1823"/>
  </office:meta>
</office:document-meta>
</file>